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42dba" officeooo:paragraph-rsid="00142dba"/>
    </style:style>
    <style:style style:name="P2" style:family="paragraph" style:parent-style-name="Heading_20_2">
      <style:paragraph-properties fo:text-align="center" style:justify-single-word="false"/>
      <style:text-properties officeooo:rsid="00142dba" officeooo:paragraph-rsid="00142dba"/>
    </style:style>
    <style:style style:name="P3" style:family="paragraph" style:parent-style-name="Text_20_body">
      <style:paragraph-properties fo:text-align="center" style:justify-single-word="false"/>
      <style:text-properties officeooo:paragraph-rsid="00142dba"/>
    </style:style>
    <style:style style:name="P4" style:family="paragraph" style:parent-style-name="Text_20_body" style:list-style-name="L2">
      <style:paragraph-properties fo:text-align="start" style:justify-single-word="false"/>
      <style:text-properties officeooo:rsid="0015386a" officeooo:paragraph-rsid="0015386a"/>
    </style:style>
    <style:style style:name="P5" style:family="paragraph" style:parent-style-name="Text_20_body">
      <style:paragraph-properties fo:text-align="center" style:justify-single-word="false"/>
      <style:text-properties officeooo:rsid="0015386a" officeooo:paragraph-rsid="0015386a"/>
    </style:style>
    <style:style style:name="P6" style:family="paragraph" style:parent-style-name="Text_20_body" style:list-style-name="L2">
      <style:paragraph-properties fo:text-align="start" style:justify-single-word="false"/>
      <style:text-properties officeooo:rsid="00159fe3" officeooo:paragraph-rsid="00159fe3"/>
    </style:style>
    <style:style style:name="T1" style:family="text">
      <style:text-properties officeooo:rsid="0015386a"/>
    </style:style>
    <style:style style:name="T2" style:family="text">
      <style:text-properties style:font-name="Liberation Sans" fo:font-size="16pt" fo:font-weight="bold" officeooo:rsid="0015386a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officeooo:rsid="00159fe3"/>
    </style:style>
    <style:style style:name="T4" style:family="text">
      <style:text-properties officeooo:rsid="0016746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iário De Desenvolvimento</text:h>
      <text:h text:style-name="P2" text:outline-level="2">Desenvolvimento de <text:span text:style-name="T1">Aplicaç</text:span><text:span text:style-name="T2">ão</text:span></text:h>
      <text:p text:style-name="P5">NBA <text:span text:style-name="T3">Stats</text:span></text:p>
      <text:p text:style-name="P3">Daniel Carlos Souza Mou<text:span text:style-name="T1">ra</text:span></text:p>
      <text:list xml:id="list765541713" text:style-name="L2">
        <text:list-item>
          <text:p text:style-name="P4">Qual a função desse diário ? </text:p>
          <text:p text:style-name="P4">Esse diário tem como principal função servir como uma forma de <text:span text:style-name="T3">anotar as informações relevantes pra o desenvolvimento da aplicação e o desenvolvimento das ideias apresentadas.</text:span></text:p>
        </text:list-item>
        <text:list-item>
          <text:p text:style-name="P6">O que é o NBA Stats ?</text:p>
          <text:p text:style-name="P6">NBA Stats é um projeto que surgiu a partir de uma ideia discutida durante uma conversa com Paulo e Vinícius Praxedes, visando ter um lugar onde é possível acompanhar uma especie de mesa do treinador comparando e mostrando status individuais de jogadores da NBA pra auxiliar no acompanhamento <text:span text:style-name="T4">dos mesmos e ter como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3:55:46.128875188</meta:creation-date>
    <meta:editing-duration>PT2M3S</meta:editing-duration>
    <meta:editing-cycles>2</meta:editing-cycles>
    <meta:generator>LibreOffice/7.3.7.2$Linux_X86_64 LibreOffice_project/30$Build-2</meta:generator>
    <dc:date>2024-03-13T14:18:56.534342964</dc:date>
    <meta:document-statistic meta:table-count="0" meta:image-count="0" meta:object-count="0" meta:page-count="1" meta:paragraph-count="8" meta:word-count="106" meta:character-count="630" meta:non-whitespace-character-count="532"/>
  </office:meta>
</office:document-meta>
</file>